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3:15:52.358457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1-10-19T23:49:50.223837669</dc:date>
    <meta:editing-duration>PT38M41S</meta:editing-duration>
    <meta:editing-cycles>5</meta:editing-cycles>
    <meta:generator>LibreOffice/7.1.5.2$OpenBSD_X86_64 LibreOffice_project/10$Build-2</meta:generator>
    <meta:document-statistic meta:table-count="5" meta:cell-count="3891" meta:object-count="0"/>
  </office:meta>
</office:document-meta>
</file>